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HttpServletRequestWrapper23.getParamet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23.getRequestUR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HttpServletRequestWrapper23.setCharacterEncoding( String the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ServletRequestWrapper23.AbstractHttpServletRequestWrapper23( HttpServletRequest theRequest , ServletURL th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